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61b4e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b4e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ce5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3847d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5e419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61b4ee" officeooo:paragraph-rsid="0061b4ee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61ce5e" officeooo:paragraph-rsid="0061ce5e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3847d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7c62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e41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65e419" officeooo:paragraph-rsid="0065e41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b4ee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ce5e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3847d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43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44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797ec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7eb5b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  <style:style style:name="T63" style:family="text">
      <style:text-properties officeooo:rsid="0061b4ee"/>
    </style:style>
    <style:style style:name="T64" style:family="text">
      <style:text-properties officeooo:rsid="0061ce5e"/>
    </style:style>
    <style:style style:name="T65" style:family="text">
      <style:text-properties officeooo:rsid="0063847d"/>
    </style:style>
    <style:style style:name="T66" style:family="text">
      <style:text-properties officeooo:rsid="00657c62"/>
    </style:style>
    <style:style style:name="T67" style:family="text">
      <style:text-properties officeooo:rsid="0065e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73"/>
      <text:p text:style-name="P173"/>
      <text:p text:style-name="P173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73"/>
      <text:p text:style-name="P173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73"/>
      <text:p text:style-name="P173"/>
      <text:p text:style-name="P173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73"/>
      <text:p text:style-name="P173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74"/>
      <text:p text:style-name="P184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75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76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76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77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85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78"/>
      <text:p text:style-name="P178"/>
      <text:p text:style-name="P178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78"/>
      <text:p text:style-name="P178"/>
      <text:p text:style-name="P178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79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80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81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82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83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86"/>
      <text:p text:style-name="P186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87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88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89"/>
      <text:p text:style-name="P189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90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90"/>
      <text:p text:style-name="P190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91"/>
      <text:p text:style-name="P191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92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37"/>
      <text:p text:style-name="P192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93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94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95"/>
      <text:p text:style-name="P195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95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96"/>
      <text:p text:style-name="P196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97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97"/>
      <text:p text:style-name="P197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97">D<text:span text:style-name="T12">imecres<text:tab/>22/11/23</text:span><text:span text:style-name="T24"> </text:span></text:p>
      <text:p text:style-name="P225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97"/>
      <text:p text:style-name="P197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98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38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99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26">01, 04 i 05/12/23</text:p>
      <text:p text:style-name="P78">Període d'exàmens.</text:p>
      <text:p text:style-name="P57"/>
      <text:p text:style-name="P200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201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202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203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204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205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206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207"/>
      <text:p text:style-name="P207">************************************ <text:s text:c="2"/><text:span text:style-name="T34">2024 <text:s text:c="2"/></text:span>************************************</text:p>
      <text:p text:style-name="P207"/>
      <text:p text:style-name="P207"/>
      <text:p text:style-name="P207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208"/>
      <text:p text:style-name="P239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209"/>
      <text:p text:style-name="P209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210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211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212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13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14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15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15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16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17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18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18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18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19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40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20"/>
      <text:p text:style-name="P220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21"/>
      <text:p text:style-name="P221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22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23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23"/>
      <text:p text:style-name="P223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23"/>
      <text:p text:style-name="P224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27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28">Di<text:span text:style-name="T48">marts</text:span><text:tab/><text:span text:style-name="T48">20</text:span>/02/24</text:p>
      <text:p text:style-name="P136">Examen</text:p>
      <text:p text:style-name="P136"/>
      <text:p text:style-name="P228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29">Di<text:span text:style-name="T49">jous</text:span><text:tab/><text:span text:style-name="T48">22</text:span>/02/24</text:p>
      <text:p text:style-name="P137">Preparació examen motors.</text:p>
      <text:p text:style-name="P137"/>
      <text:p text:style-name="P230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41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50"/>
      <text:p text:style-name="P150">Veure video fatiga materials</text:p>
      <text:p text:style-name="P243"><text:a xlink:type="simple" xlink:href="https://youtu.be/ec50pX_0N4s?si=PMXcHEAsMXVJuHJx">https://youtu.be/ec50pX_0N4s?si=PMXcHEAsMXVJuHJx</text:a></text:p>
      <text:p text:style-name="P150">Veure video corrosio</text:p>
      <text:p text:style-name="P244">https://youtu.be/xow45w9YhM4?si=v2ncdJx6ND6NsMWa</text:p>
      <text:p text:style-name="P242">Di<text:span text:style-name="T52">lluns</text:span><text:tab/><text:span text:style-name="T52">11</text:span>/0<text:span text:style-name="T52">3</text:span>/24</text:p>
      <text:p text:style-name="P153"/>
      <text:p text:style-name="P153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1">Mirem <text:span text:style-name="T53">i comentem</text:span> <text:a xlink:type="simple" xlink:href="https://youtu.be/ec50pX_0N4s?si=PMXcHEAsMXVJuHJx">vídeo fatiga materials</text:a>.</text:p>
      <text:p text:style-name="P144"/>
      <text:p text:style-name="P153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2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4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8">Examens recuperació.</text:p>
      <text:p text:style-name="P158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9">Terminem de comentar <text:a xlink:type="simple" xlink:href="https://youtu.be/IWZ2ty5V6Ys?si=GB_v2VtsGGPNidoD"><text:span text:style-name="T61">vídeo soldadura 2</text:span></text:a><text:span text:style-name="T61">.</text:span></text:p>
      <text:p text:style-name="P159">Comentem <text:a xlink:type="simple" xlink:href="https://paulinoposada.github.io/web_mec/documents/soldadura/practica_cub.pdf">pràctica cub</text:a>.</text:p>
      <text:p text:style-name="P236"/>
      <text:p text:style-name="P231">Di<text:span text:style-name="T52">lluns</text:span><text:tab/><text:span text:style-name="T52">18</text:span>/0<text:span text:style-name="T52">3</text:span>/24</text:p>
      <text:p text:style-name="P155"/>
      <text:p text:style-name="P155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0">Comentem document <text:a xlink:type="simple" xlink:href="https://paulinoposada.github.io/web_mec/documents/soldadura/practica_cub.pdf">practica_cub.pdf</text:a>.</text:p>
      <text:p text:style-name="P155"/>
      <text:p text:style-name="P160">Baixem al taller i continuem amb pràctica cub.</text:p>
      <text:p text:style-name="P160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65">Tasca informe pràctica cub: entregar imatges 3-1 a 4 abans del 22/03/24.</text:p>
      <text:p text:style-name="P165"><text:s/></text:p>
      <text:p text:style-name="P156">Taller:</text:p>
      <text:p text:style-name="P148"><text:span text:style-name="T53">Continuem amb muntatge cub.</text:span><text:line-break/></text:p>
      <text:p text:style-name="P14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166">Pràctica cub amb Grup 1.</text:p>
      <text:p text:style-name="P166"/>
      <text:p text:style-name="P14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166">Comentem informe pràctica cub.</text:p>
      <text:p text:style-name="P166"/>
      <text:p text:style-name="P232">Di<text:span text:style-name="T52">lluns</text:span><text:tab/><text:span text:style-name="T63">25</text:span>/0<text:span text:style-name="T52">3</text:span>/24</text:p>
      <text:p text:style-name="P157"/>
      <text:p text:style-name="P157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7">Comentem clasificació dels cordons de soldadura</text:p>
      <text:p text:style-name="P167"/>
      <text:p text:style-name="P161">Comentem document <text:a xlink:type="simple" xlink:href="https://paulinoposada.github.io/web_mec/documents/soldadura/practica_cub.pdf">practica_cub.pdf</text:a>.</text:p>
      <text:p text:style-name="P157"/>
      <text:p text:style-name="P161">Baixem al taller i continuem amb pràctica cub.</text:p>
      <text:p text:style-name="P233"><text:soft-page-break/>Di<text:span text:style-name="T52">lluns</text:span><text:tab/><text:span text:style-name="T64">08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233"/>
      <text:p text:style-name="P233">Di<text:span text:style-name="T64">marts</text:span><text:tab/><text:span text:style-name="T64">09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33">Di<text:span text:style-name="T64">mecres</text:span><text:tab/><text:span text:style-name="T64">10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33">Di<text:span text:style-name="T64">jous</text:span><text:tab/><text:tab/><text:span text:style-name="T64">11</text:span>/0<text:span text:style-name="T64">4</text:span>/24</text:p>
      <text:p text:style-name="P168">Mirem <text:a xlink:type="simple" xlink:href="https://www.youtube.com/watch?si=0pHTDntGJ1OqexsG&amp;v=laXJcA19WpI&amp;feature=youtu.be">vídeo soldadura MIG / MAG 1</text:a></text:p>
      <text:p text:style-name="P233"/>
      <text:p text:style-name="P234">Di<text:span text:style-name="T52">lluns</text:span><text:tab/><text:span text:style-name="T65">15</text:span>/0<text:span text:style-name="T64">4</text:span>/24</text:p>
      <text:p text:style-name="P169">Comentem preguntes 1 a 5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234"/>
      <text:p text:style-name="P234">Di<text:span text:style-name="T64">marts</text:span><text:tab/><text:span text:style-name="T65">16</text:span>/0<text:span text:style-name="T64">4</text:span>/24</text:p>
      <text:p text:style-name="P170">Comentem preguntes <text:span text:style-name="T66">6</text:span> a <text:span text:style-name="T66">14</text:span>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163"/>
      <text:p text:style-name="P235">Di<text:span text:style-name="T64">mecres</text:span><text:tab/><text:span text:style-name="T65">17</text:span>/0<text:span text:style-name="T64">4</text:span>/24</text:p>
      <text:p text:style-name="P164">Baixem al taller i continuem amb <text:a xlink:type="simple" xlink:href="https://paulinoposada.github.io/web_mec/documents/soldadura/practica_cub.pdf">practica_cub.pdf</text:a>.</text:p>
      <text:p text:style-name="P172">Poso tarea de respondre a les <text:a xlink:type="simple" xlink:href="https://paulinoposada.github.io/web_mec/documents/soldadura/preguntas_tig.pdf">preguntes relatives a la soldadura TIG</text:a>.</text:p>
      <text:p text:style-name="P172"/>
      <text:p text:style-name="P235">Di<text:span text:style-name="T67">jous</text:span><text:tab/><text:tab/><text:span text:style-name="T65">18</text:span>/0<text:span text:style-name="T64">4</text:span>/24</text:p>
      <text:p text:style-name="P171">Comentem preguntes <text:span text:style-name="T67">15</text:span> a <text:span text:style-name="T66">18</text:span> del document <text:a xlink:type="simple" xlink:href="https://paulinoposada.github.io/web_mec/documents/soldadura/preguntas_mig_mag.pdf">preguntas_MIG_MAG.pdf</text:a></text:p>
      <text:p text:style-name="P164"/>
      <text:p text:style-name="P235">Di<text:span text:style-name="T52">lluns</text:span><text:tab/><text:span text:style-name="T67">22</text:span>/0<text:span text:style-name="T64">4</text:span>/24</text:p>
      <text:p text:style-name="P171">Comentem <text:span text:style-name="T67">informe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164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35"/>
      <text:p text:style-name="P246">Torn 1- Alex</text:p>
      <text:p text:style-name="P246">Torn 2 – Mateo</text:p>
      <text:p text:style-name="P246">Torn 3 – Joaquín i Rafa</text:p>
      <text:p text:style-name="P246">Torn 4 – Sergi i Francesc</text:p>
      <text:p text:style-name="P247">Torn 5 - lliure</text:p>
      <text:p text:style-name="P246"/>
      <text:p text:style-name="P235">Di<text:span text:style-name="T64">marts</text:span><text:tab/><text:span text:style-name="T67">23</text:span>/0<text:span text:style-name="T64">4</text:span>/24</text:p>
      <text:p text:style-name="P164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164"/>
      <text:p text:style-name="P235">Di<text:span text:style-name="T64">mecres</text:span><text:tab/><text:span text:style-name="T67">24</text:span>/0<text:span text:style-name="T64">4</text:span>/24</text:p>
      <text:p text:style-name="P164"/>
      <text:p text:style-name="P164"/>
      <text:p text:style-name="P235">Di<text:span text:style-name="T67">jous</text:span><text:tab/><text:tab/><text:span text:style-name="T67">25</text:span>/0<text:span text:style-name="T64">4</text:span>/24</text:p>
      <text:p text:style-name="P171"/>
      <text:p text:style-name="P1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4-23T10:34:44.272660269</dc:date>
    <meta:editing-duration>PT1H10M</meta:editing-duration>
    <meta:editing-cycles>100</meta:editing-cycles>
    <meta:document-statistic meta:table-count="0" meta:image-count="0" meta:object-count="0" meta:page-count="10" meta:paragraph-count="300" meta:word-count="1442" meta:character-count="10141" meta:non-whitespace-character-count="8938"/>
  </office:meta>
</office:document-meta>
</file>